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2.2335in"/>
    </style:style>
    <style:style style:name="co3" style:family="table-column">
      <style:table-column-properties fo:break-before="auto" style:column-width="4.1417in"/>
    </style:style>
    <style:style style:name="co4" style:family="table-column">
      <style:table-column-properties fo:break-before="auto" style:column-width="5.3102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uSlime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HRG1,STAT1</text:p>
          </table:table-cell>
          <table:table-cell table:style-name="ce1"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SMD:LED_0402_1005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N2</text:p>
          </table:table-cell>
          <table:table-cell table:style-name="ce2" office:value-type="string" calcext:value-type="string">
            <text:p>1.25T-2AW</text:p>
          </table:table-cell>
          <table:table-cell office:value-type="string" calcext:value-type="string">
            <text:p>http://www.szlcsc.com/product/details_157311.html</text:p>
          </table:table-cell>
          <table:table-cell office:value-type="string" calcext:value-type="string">
            <text:p>uSlime-libs:CONN-TH_2P-P1.25_1.25T-2A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1</text:p>
          </table:table-cell>
          <table:table-cell table:style-name="ce1" office:value-type="string" calcext:value-type="string">
            <text:p>USB_C_Receptacle_USB2.0_14P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2.0x2.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2.0x2.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3,TP4</text:p>
          </table:table-cell>
          <table:table-cell office:value-type="string" calcext:value-type="string">
            <text:p>IO1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2.0x2.0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2.0x2.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2.0x2.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2.0x2.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3</text:p>
          </table:table-cell>
          <table:table-cell table:style-name="ce2" office:value-type="string" calcext:value-type="string">
            <text:p>AP2112K-3.3TRG1</text:p>
          </table:table-cell>
          <table:table-cell/>
          <table:table-cell office:value-type="string" calcext:value-type="string">
            <text:p>uSlime-libs:SOT95P285X140-5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table:style-name="ce1" office:value-type="string" calcext:value-type="string">
            <text:p>MCP73831T-2ACI/OT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uSlime-libs:SOT-23-5_MC_M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table:style-name="ce2" office:value-type="string" calcext:value-type="string">
            <text:p>BNO085</text:p>
          </table:table-cell>
          <table:table-cell office:value-type="string" calcext:value-type="string">
            <text:p>BNO085</text:p>
          </table:table-cell>
          <table:table-cell office:value-type="string" calcext:value-type="string">
            <text:p>uSlime-libs:LGA28_5.2X3.8_CE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C1,C2,C6,C9</text:p>
          </table:table-cell>
          <table:table-cell table:style-name="ce2" office:value-type="string" calcext:value-type="string">
            <text:p>0.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3,C4,C5</text:p>
          </table:table-cell>
          <table:table-cell table:style-name="ce2" office:value-type="string" calcext:value-type="string">
            <text:p>10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402_1005Met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1,D2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402_1005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18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4,R8</text:p>
          </table:table-cell>
          <table:table-cell table:style-name="ce2"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4.7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6,R7</text:p>
          </table:table-cell>
          <table:table-cell table:style-name="ce2" office:value-type="string" calcext:value-type="string">
            <text:p>5.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N1</text:p>
          </table:table-cell>
          <table:table-cell table:style-name="ce2" office:value-type="string" calcext:value-type="string">
            <text:p>X1502WR-05K-N0SN</text:p>
          </table:table-cell>
          <table:table-cell office:value-type="string" calcext:value-type="string">
            <text:p>http://www.szlcsc.com/product/details_587019.html</text:p>
          </table:table-cell>
          <table:table-cell office:value-type="string" calcext:value-type="string">
            <text:p>uSlime-libs:CONN-TH_5P-P1.50_X1502WR-05K-N0S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table:style-name="ce1" office:value-type="string" calcext:value-type="string">
            <text:p>MSK-12C02_SMD_SPDT_SWITCH</text:p>
          </table:table-cell>
          <table:table-cell/>
          <table:table-cell office:value-type="string" calcext:value-type="string">
            <text:p>uSlime-libs:SW_PCM12SMT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ET1</text:p>
          </table:table-cell>
          <table:table-cell table:style-name="ce2" office:value-type="string" calcext:value-type="string">
            <text:p>SW_Pus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SMD:SW_SPST_B3U-1000P-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table:style-name="ce2" office:value-type="string" calcext:value-type="string">
            <text:p>ESP32-C6-MINI-1</text:p>
          </table:table-cell>
          <table:table-cell/>
          <table:table-cell office:value-type="string" calcext:value-type="string">
            <text:p>PCM_Espressif:ESP32-C6-MINI-1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6T19:26:42.669246472</dc:date>
    <meta:editing-duration>PT3H22M23S</meta:editing-duration>
    <meta:editing-cycles>1</meta:editing-cycles>
    <meta:document-statistic meta:table-count="1" meta:cell-count="128" meta:object-count="0"/>
    <meta:generator>LibreOffice/7.3.7.2$Linux_X86_64 LibreOffice_project/30$Build-2</meta:generator>
  </office:meta>
</office:document-meta>
</file>